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140" style:master-page-name="MasterPage2" style:family="paragraph" style:name="P40">
      <style:paragraph-properties/>
      <style:text-properties fo:color="#0f4761" fo:font-family="Arial" style:font-family-asian="Arial" style:font-family-complex="Arial" fo:font-size="16pt" style:font-size-complex="16pt" fo:font-weight="bold"/>
    </style:style>
    <style:style style:family="text" style:name="T99">
      <style:text-properties fo:font-weight="bold"/>
    </style:style>
    <style:style style:family="text" style:name="T100">
      <style:text-properties fo:font-weight="bold"/>
    </style:style>
    <style:style style:parent-style-name="680" style:family="paragraph" style:name="P41">
      <style:paragraph-properties fo:margin-left="0cm" fo:margin-right="0cm" fo:text-indent="0cm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84" style:family="paragraph" style:name="P42">
      <style:paragraph-properties fo:line-height="115%" fo:margin-top="0pt" fo:margin-bottom="14.15pt"/>
      <style:text-properties fo:color="#000000" fo:font-family="Liberation Serif" style:font-family-asian="Noto Serif CJK SC" style:font-family-complex="Noto Sans Devanagari" fo:font-size="14pt" style:font-size-complex="14pt" fo:language="en" style:language-complex="hi" fo:country="US" style:country-complex="IN" fo:font-weight="bold"/>
    </style:style>
    <style:style style:parent-style-name="680" style:family="paragraph" style:name="P43">
      <style:paragraph-properties fo:margin-left="0cm" fo:margin-right="0cm" fo:text-indent="0cm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80" style:list-style-name="WWNum2" style:family="paragraph" style:name="P44">
      <style:paragraph-properties fo:margin-top="0pt" fo:margin-bottom="0pt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parent-style-name="687" style:family="text" style:name="T101">
      <style:text-properties fo:font-weight="bold"/>
    </style:style>
    <style:style style:family="text" style:name="T102">
      <style:text-properties fo:font-weight="bold"/>
    </style:style>
    <style:style style:family="text" style:name="T103">
      <style:text-properties fo:font-weight="bold"/>
    </style:style>
    <style:style style:parent-style-name="680" style:list-style-name="WWNum2" style:family="paragraph" style:name="P45">
      <style:paragraph-properties fo:margin-top="0pt" fo:margin-bottom="0pt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parent-style-name="687" style:family="text" style:name="T104">
      <style:text-properties fo:font-weight="bold"/>
    </style:style>
    <style:style style:family="text" style:name="T105">
      <style:text-properties fo:font-weight="bold"/>
    </style:style>
    <style:style style:family="text" style:name="T106">
      <style:text-properties fo:font-weight="bold"/>
    </style:style>
    <style:style style:parent-style-name="680" style:list-style-name="WWNum2" style:family="paragraph" style:name="P46">
      <style:paragraph-properties fo:margin-top="0pt" fo:margin-bottom="0pt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parent-style-name="687" style:family="text" style:name="T107">
      <style:text-properties fo:font-weight="bold"/>
    </style:style>
    <style:style style:family="text" style:name="T108">
      <style:text-properties fo:font-weight="bold"/>
    </style:style>
    <style:style style:family="text" style:name="T109">
      <style:text-properties fo:font-weight="bold"/>
    </style:style>
    <style:style style:family="text" style:name="T110">
      <style:text-properties fo:font-weight="bold"/>
    </style:style>
    <style:style style:parent-style-name="680" style:list-style-name="WWNum2" style:family="paragraph" style:name="P47">
      <style:paragraph-properties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84" style:family="paragraph" style:name="P48">
      <style:paragraph-properties fo:line-height="115%" fo:margin-top="0pt" fo:margin-bottom="14.15pt"/>
      <style:text-properties fo:color="#000000" fo:font-family="Liberation Serif" style:font-family-asian="Noto Serif CJK SC" style:font-family-complex="Noto Sans Devanagari" fo:font-size="14pt" style:font-size-complex="14pt" fo:language="en" style:language-complex="hi" fo:country="US" style:country-complex="IN" fo:font-weight="bold"/>
    </style:style>
    <style:style style:parent-style-name="680" style:family="paragraph" style:name="P49">
      <style:paragraph-properties fo:margin-left="0cm" fo:margin-right="0cm" fo:text-indent="0cm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80" style:list-style-name="WWNum3" style:family="paragraph" style:name="P50">
      <style:paragraph-properties fo:margin-top="0pt" fo:margin-bottom="0pt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parent-style-name="687" style:family="text" style:name="T111">
      <style:text-properties fo:font-weight="bold"/>
    </style:style>
    <style:style style:family="text" style:name="T112">
      <style:text-properties fo:font-weight="bold"/>
    </style:style>
    <style:style style:family="text" style:name="T113">
      <style:text-properties fo:font-weight="bold"/>
    </style:style>
    <style:style style:parent-style-name="680" style:list-style-name="WWNum3" style:family="paragraph" style:name="P51">
      <style:paragraph-properties fo:margin-top="0pt" fo:margin-bottom="0pt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parent-style-name="687" style:family="text" style:name="T114">
      <style:text-properties fo:font-weight="bold"/>
    </style:style>
    <style:style style:family="text" style:name="T115">
      <style:text-properties fo:font-weight="bold"/>
    </style:style>
    <style:style style:family="text" style:name="T116">
      <style:text-properties fo:font-weight="bold"/>
    </style:style>
    <style:style style:parent-style-name="680" style:list-style-name="WWNum3" style:family="paragraph" style:name="P52">
      <style:paragraph-properties fo:margin-top="0pt" fo:margin-bottom="0pt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parent-style-name="687" style:family="text" style:name="T117">
      <style:text-properties fo:font-weight="bold"/>
    </style:style>
    <style:style style:family="text" style:name="T118">
      <style:text-properties fo:font-weight="bold"/>
    </style:style>
    <style:style style:family="text" style:name="T119">
      <style:text-properties fo:font-weight="bold"/>
    </style:style>
    <style:style style:parent-style-name="680" style:list-style-name="WWNum3" style:family="paragraph" style:name="P53">
      <style:paragraph-properties fo:margin-top="0pt" fo:margin-bottom="0pt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family="text" style:name="T120">
      <style:text-properties fo:font-weight="bold"/>
    </style:style>
    <style:style style:family="text" style:name="T121">
      <style:text-properties fo:font-weight="bold"/>
    </style:style>
    <style:style style:parent-style-name="680" style:list-style-name="WWNum3" style:family="paragraph" style:name="P54">
      <style:paragraph-properties fo:margin-top="0pt" fo:margin-bottom="0pt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80" style:list-style-name="WWNum3" style:family="paragraph" style:name="P55">
      <style:paragraph-properties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parent-style-name="687" style:family="text" style:name="T122">
      <style:text-properties fo:font-weight="bold"/>
    </style:style>
    <style:style style:family="text" style:name="T123">
      <style:text-properties fo:font-weight="bold"/>
    </style:style>
    <style:style style:family="text" style:name="T124">
      <style:text-properties fo:font-weight="bold"/>
    </style:style>
    <style:style style:parent-style-name="684" style:family="paragraph" style:name="P56">
      <style:paragraph-properties fo:line-height="115%" fo:margin-top="0pt" fo:margin-bottom="14.15pt"/>
      <style:text-properties fo:color="#000000" fo:font-family="Liberation Serif" style:font-family-asian="Noto Serif CJK SC" style:font-family-complex="Noto Sans Devanagari" fo:font-size="14pt" style:font-size-complex="14pt" fo:language="en" style:language-complex="hi" fo:country="US" style:country-complex="IN" fo:font-weight="bold"/>
    </style:style>
    <style:style style:parent-style-name="680" style:family="paragraph" style:name="P57">
      <style:paragraph-properties fo:margin-left="0cm" fo:margin-right="0cm" fo:text-indent="0cm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80" style:list-style-name="WWNum4" style:family="paragraph" style:name="P58">
      <style:paragraph-properties fo:margin-left="0cm" fo:margin-right="0cm" fo:text-indent="0cm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80" style:list-style-name="WWNum4" style:family="paragraph" style:name="P59">
      <style:paragraph-properties fo:margin-left="0cm" fo:margin-right="0cm" fo:text-indent="0cm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80" style:list-style-name="WWNum4" style:family="paragraph" style:name="P60">
      <style:paragraph-properties fo:margin-left="0cm" fo:margin-right="0cm" fo:text-indent="0cm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80" style:list-style-name="WWNum4" style:family="paragraph" style:name="P61">
      <style:paragraph-properties fo:margin-top="0pt" fo:margin-bottom="0pt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80" style:list-style-name="WWNum4" style:family="paragraph" style:name="P62">
      <style:paragraph-properties fo:margin-top="0pt" fo:margin-bottom="0pt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80" style:list-style-name="WWNum4" style:family="paragraph" style:name="P63">
      <style:paragraph-properties fo:margin-top="0pt" fo:margin-bottom="0pt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80" style:list-style-name="WWNum4" style:family="paragraph" style:name="P64">
      <style:paragraph-properties fo:margin-top="0pt" fo:margin-bottom="0pt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80" style:list-style-name="WWNum4" style:family="paragraph" style:name="P65">
      <style:paragraph-properties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84" style:family="paragraph" style:name="P66">
      <style:paragraph-properties fo:line-height="115%" fo:margin-top="0pt" fo:margin-bottom="14.15pt"/>
      <style:text-properties fo:color="#000000" fo:font-family="Liberation Serif" style:font-family-asian="Noto Serif CJK SC" style:font-family-complex="Noto Sans Devanagari" fo:font-size="14pt" style:font-size-complex="14pt" fo:language="en" style:language-complex="hi" fo:country="US" style:country-complex="IN" fo:font-weight="bold"/>
    </style:style>
    <style:style style:parent-style-name="680" style:family="paragraph" style:name="P67">
      <style:paragraph-properties fo:margin-left="0cm" fo:margin-right="0cm" fo:text-indent="0cm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80" style:list-style-name="WWNum5" style:family="paragraph" style:name="P68">
      <style:paragraph-properties fo:margin-top="0pt" fo:margin-bottom="0pt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80" style:list-style-name="WWNum5" style:family="paragraph" style:name="P69">
      <style:paragraph-properties fo:margin-top="0pt" fo:margin-bottom="0pt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80" style:list-style-name="WWNum5" style:family="paragraph" style:name="P70">
      <style:paragraph-properties fo:margin-top="0pt" fo:margin-bottom="0pt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80" style:list-style-name="WWNum5" style:family="paragraph" style:name="P71">
      <style:paragraph-properties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84" style:family="paragraph" style:name="P72">
      <style:paragraph-properties fo:line-height="115%" fo:margin-top="0pt" fo:margin-bottom="14.15pt"/>
      <style:text-properties fo:color="#000000" fo:font-family="Liberation Serif" style:font-family-asian="Noto Serif CJK SC" style:font-family-complex="Noto Sans Devanagari" fo:font-size="14pt" style:font-size-complex="14pt" fo:language="en" style:language-complex="hi" fo:country="US" style:country-complex="IN" fo:font-weight="bold"/>
    </style:style>
    <style:style style:parent-style-name="680" style:list-style-name="WWNum6" style:family="paragraph" style:name="P73">
      <style:paragraph-properties fo:margin-top="0pt" fo:margin-bottom="0pt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80" style:list-style-name="WWNum6" style:family="paragraph" style:name="P74">
      <style:paragraph-properties fo:margin-top="0pt" fo:margin-bottom="0pt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80" style:list-style-name="WWNum6" style:family="paragraph" style:name="P75">
      <style:paragraph-properties fo:margin-top="0pt" fo:margin-bottom="0pt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80" style:list-style-name="WWNum6" style:family="paragraph" style:name="P76">
      <style:paragraph-properties fo:margin-top="0pt" fo:margin-bottom="0pt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80" style:list-style-name="WWNum6" style:family="paragraph" style:name="P77">
      <style:paragraph-properties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80" style:family="paragraph" style:name="P78">
      <style:paragraph-properties fo:margin-left="0cm" fo:margin-right="0cm" fo:text-indent="0cm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80" style:list-style-name="WWNum1" style:family="paragraph" style:name="P79">
      <style:paragraph-properties fo:margin-top="0pt" fo:margin-bottom="0pt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 fo:font-weight="bold"/>
    </style:style>
    <style:style style:parent-style-name="687" style:family="text" style:name="T125">
      <style:text-properties fo:font-weight="bold"/>
    </style:style>
    <style:style style:family="text" style:name="T126">
      <style:text-properties fo:font-weight="bold"/>
    </style:style>
    <style:style style:parent-style-name="680" style:family="paragraph" style:name="P80">
      <style:paragraph-properties fo:margin-left="0cm" fo:margin-right="0cm" fo:text-indent="0cm" fo:margin-top="0pt" fo:margin-bottom="14.15pt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80" style:family="paragraph" style:name="P81">
      <style:paragraph-properties fo:line-height="115%" fo:margin-top="0pt" fo:margin-bottom="14.15pt"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</office:automatic-styles>
  <office:body>
    <office:text text:use-soft-page-breaks="true">
      <text:p text:style-name="P40"><text:span text:style-name="T99">Expected Organic Growth Rates for Hyper-Local Petitions</text:span><text:span text:style-name="T100"/></text:p>
      <text:p text:style-name="P41"><text:span><text:line-break/></text:span><text:span>Purely organic </text:span><text:span>petitions addressing hyper-local issues in small or rural communities exhibit very limited growth. Signature accumulation is heavily front-loaded, experiences rapid decay, and rarely exceeds a few hundred signatures in total without exceptional external am</text:span><text:span>plification (e.g., media coverage, paid promotion, viral sharing, or coordinated campaigns). Early growth rates significantly exceeding established organic benchmarks—such as ~636 signatures per day—strongly indicate the involvement of non-organic factors.</text:span><text:span/></text:p>
      <text:list>
        <text:list-item>
          <text:h text:outline-level="4" text:restart-numbering="0" text:is-list-header="0" text:style-name="P42"><text:span>1. Change.org Platform Data and Official Guidance (2023–2026)</text:span><text:span/></text:h>
        </text:list-item>
      </text:list>
      <text:p text:style-name="P43"><text:span>Change.org’s transparency reports, creator help resources, and platform analytics provide clear expectations for organic growth of newly launched, hyper-local petitions:</text:span><text:span/></text:p>
      <text:list text:style-name="WWNum2" text:continue-numbering="true">
        <text:list-item>
          <text:p text:style-name="P44"><text:span text:style-name="T101">Initial surge</text:span><text:span text:style-name="T102">: Typically 20–80 signatures in the first week, drawn primarily from the creator’s immediate personal network (friends, family, close local contacts). </text:span><text:span text:style-name="T103"/></text:p>
        </text:list-item>
        <text:list-item>
          <text:p text:style-name="P45"><text:span text:style-name="T104">Subsequent growth</text:span><text:span text:style-name="T105">: Quickly plateaus at 5–30 signatures per day as organic word-of-mouth momentum fades. </text:span><text:span text:style-name="T106"/></text:p>
        </text:list-item>
        <text:list-item>
          <text:p text:style-name="P46"><text:span text:style-name="T107">Hyper-local geographic constraints</text:span><text:span text:style-name="T108">: Petitions targeting small areas (e.g., rura</text:span><text:span text:style-name="T109">l or unincorporated communities with populations under 15,000) rarely exceed 50 signatures per day at peak without external amplification such as paid advertisements, national/regional media attention, viral social media posts, or organized group efforts. </text:span><text:span text:style-name="T110"/></text:p>
        </text:list-item>
        <text:list-item>
          <text:p text:style-name="P47"><text:span>The 50 signatures/day threshold is intentionally set as a generous upper bound, assuming optimal mobilization through every available local channel (neighborhood meetings, churches, HOAs, local Facebook groups, Nextdoor, etc.). </text:span><text:span/></text:p>
        </text:list-item>
      </text:list>
      <text:list>
        <text:list-item>
          <text:h text:outline-level="4" text:restart-numbering="0" text:is-list-header="0" text:style-name="P48"><text:span>2. Real-World Examples of Unamplified Local Petitions (Change.org Public Data, 2024–2026)</text:span><text:span/></text:h>
        </text:list-item>
      </text:list>
      <text:p text:style-name="P49"><text:span>Obser</text:span><text:span>ved patterns from comparable rural and neighborhood-level petitions (e.g., traffic calming measures, park preservation efforts, small-scale zoning disputes, cell tower opposition in California and similar regions) consistently align with platform guidance:</text:span><text:span/></text:p>
      <text:list text:style-name="WWNum3" text:continue-numbering="true">
        <text:list-item>
          <text:p text:style-name="P50"><text:span text:style-name="T111">Week 1</text:span><text:span text:style-name="T112">: 30–100 signatures (predominantly immediate neighbors and acquaintances). </text:span><text:span text:style-name="T113"/></text:p>
        </text:list-item>
        <text:list-item>
          <text:p text:style-name="P51"><text:span text:style-name="T114">Weeks 2–4</text:span><text:span text:style-name="T115">: 10–40 signatures per day (word-of-mouth reach diminishes rapidly). </text:span><text:span text:style-name="T116"/></text:p>
        </text:list-item>
        <text:list-item>
          <text:p text:style-name="P52"><text:span text:style-name="T117">Long-term average</text:span><text:span text:style-name="T118">: 5–20 signatures per day following the initial surge. </text:span><text:span text:style-name="T119"/></text:p>
        </text:list-item>
        <text:list-item>
          <text:p text:style-name="P53"><text:span text:style-name="T120">No documented case of a purely organic, unamplified rural or hyper-local petition sustaining more than 50 signatures per day over multiple consecutive days. </text:span><text:span text:style-name="T121"/></text:p>
        </text:list-item>
        <text:list-item>
          <text:p text:style-name="P54"><text:span>99% of petitions never reach 10,000 signatures.</text:span><text:span/></text:p>
        </text:list-item>
        <text:list-item>
          <text:p text:style-name="P55"><text:span text:style-name="T122">Comparison to referenced petition</text:span><text:span text:style-name="T123">: The “Support” petition in question averaged approximately 636 signatures per day during its early phase—12.7 times higher than this conservative organic ceiling—indicating growth inconsistent with typical unamplified local campaigns. </text:span><text:span text:style-name="T124"/></text:p>
        </text:list-item>
      </text:list>
      <text:list>
        <text:list-item>
          <text:h text:outline-level="4" text:restart-numbering="0" text:is-list-header="0" text:style-name="P56"><text:span>3. Academic and Industry Research on Digital Petition Dynamics</text:span><text:span/></text:h>
        </text:list-item>
      </text:list>
      <text:p text:style-name="P57"><text:span>Large-scale empirical studies and platform analyses confirm that unamplified, hyper-local campaigns rarely achieve sustained or exponential growth:</text:span><text:span/></text:p>
      <text:list text:style-name="WWNum4" text:continue-numbering="true">
        <text:list-item>
          <text:p text:style-name="P58"><text:span>Organic petitions plateau rapidly unless amplified by media coverage, paid promotion, or viral mechanisms (Journal of Information Technology &amp; Politics, 2022; Social Media + Society, 2023).</text:span><text:span/></text:p>
        </text:list-item>
        <text:list-item>
          <text:p text:style-name="P59"><text:span>Change.org’s internal growth curves for non-viral petitions support 50 signatures/day as a realistic maximum for hyper-local issues.</text:span><text:span/></text:p>
        </text:list-item>
        <text:list-item>
          <text:p text:style-name="P60"><text:span>Key findings from major studies include:</text:span><text:span/></text:p>
        </text:list-item>
        <text:list-item>
          <text:list>
            <text:list-item>
              <text:p text:style-name="P61"><text:span>Growth is overwhelmingly front-loaded; long-term trajectory is largely determined within the first hours to days. </text:span><text:span/></text:p>
            </text:list-item>
            <text:list-item>
              <text:p text:style-name="P62"><text:span>The outreach/viral coefficient decays sharply (often to ~0.1% within 10–30 hours), meaning each signature recruits almost no additional signers over time. </text:span><text:span/></text:p>
            </text:list-item>
            <text:list-item>
              <text:p text:style-name="P63"><text:span>More than 99% of petitions fail to reach even modest thresholds (e.g., 10,000 signatures); meaningful success almost invariably requires external boosts. </text:span><text:span/></text:p>
            </text:list-item>
            <text:list-item>
              <text:p text:style-name="P64"><text:span>View-to-signature conversion rates are low (~3–4%), and organic viewership remains minimal without active sharing. </text:span><text:span/></text:p>
            </text:list-item>
            <text:list-item>
              <text:p text:style-name="P65"><text:span>Only 2–3% of petitions gain significant traction; hyper-local campaigns almost never do absent media attention or viral hooks. </text:span><text:span/></text:p>
            </text:list-item>
          </text:list>
        </text:list-item>
      </text:list>
      <text:list>
        <text:list-item>
          <text:h text:outline-level="4" text:restart-numbering="0" text:is-list-header="0" text:style-name="P66"><text:span>4. Application to the Meadowbrook/Canyon Lake Project Context</text:span><text:span/></text:h>
        </text:list-item>
      </text:list>
      <text:p text:style-name="P67"><text:span>Contextual factors specific to this case further constrain expected organic performance:</text:span><text:span/></text:p>
      <text:list text:style-name="WWNum5" text:continue-numbering="true">
        <text:list-item>
          <text:p text:style-name="P68"><text:span>The affected area (Meadowbrook/Canyon Lake) is unincorporated, rural, and low-density, with an immediate impact zone population below 15,000. </text:span><text:span/></text:p>
        </text:list-item>
        <text:list-item>
          <text:p text:style-name="P69"><text:span>No evidence exists of major media coverage, paid advertising, viral social media amplification, or coordinated external campaigns. </text:span><text:span/></text:p>
        </text:list-item>
        <text:list-item>
          <text:p text:style-name="P70"><text:span>Even under the most favorable organic conditions, sustained growth exceeding 50 signatures per day over multiple days is highly improbable. </text:span><text:span/></text:p>
        </text:list-item>
        <text:list-item>
          <text:p text:style-name="P71"><text:span>Realistic outcome: A brief initial increase from personal networks, followed by steep decay—resulting in a cumulative total likely ranging from a few dozen to a few hundred signatures over weeks or months. </text:span><text:span/></text:p>
        </text:list-item>
      </text:list>
      <text:list>
        <text:list-item>
          <text:h text:outline-level="4" text:restart-numbering="0" text:is-list-header="0" text:style-name="P72"><text:span>Key Supporting Studies and References</text:span><text:span/></text:h>
        </text:list-item>
      </text:list>
      <text:list text:style-name="WWNum6" text:continue-numbering="true">
        <text:list-item>
          <text:p text:style-name="P73"><text:span>Yasseri et al. (201</text:span><text:span>7). “Rapid rise and decay in petition signing.” EPJ Data Science. Analyzed ~20,000 UK government petitions and ~1,800 US We the People petitions; &gt;99% fail thresholds; outreach decays to ~0.1% after 10–30 hours; outcome largely determined within 1–2 days. </text:span><text:span/></text:p>
        </text:list-item>
        <text:list-item>
          <text:p text:style-name="P74"><text:span>Böttcher et al. (2017). Temporal dynamics of online petitions. Popular petitions show early bursts; non-popular/organic petitions flatline quickly. </text:span><text:span/></text:p>
        </text:list-item>
        <text:list-item>
          <text:p text:style-name="P75"><text:span>Elnoshokaty et al. (2016). Success factors of online petitions: Evidence from Change.org. Analyzed 12,808 petitions; most remain low-signature without external factors. </text:span><text:span/></text:p>
        </text:list-item>
        <text:list-item>
          <text:p text:style-name="P76"><text:span>Halpin et al. (2018). Online petitioning and politics: Change.org in Australia. Studied &gt;17,000 petitions; growth depends on targeted sharing rather than broad organic pickup. </text:span><text:span/></text:p>
        </text:list-item>
        <text:list-item>
          <text:p text:style-name="P77"><text:span>Recent scholarship (e.g., 2025–2026 publications in Social Psychological and Personality Science): Positive, agency-focused messaging outperforms moral outrage for sign-ups, but amplification remains essential for scale. </text:span><text:span/></text:p>
        </text:list-item>
      </text:list>
      <text:p text:style-name="P78"><text:span>Conclusion</text:span><text:span><text:line-break/>The documented organic growth ce</text:span><text:span>iling for hyper-local petitions in small rural areas—approximately 50 signatures per day at peak under ideal conditions—serves as a conservative, high-end benchmark deliberately generous to the referenced campaign. Observed early rates (~26–27 signatures p</text:span><text:span>er hour, equating to ~636 per day) substantially exceed this threshold and are mechanically inconsistent with genuine organic mobilization in the absence of bots, scripts, coordinated inauthentic activity, or significant undisclosed external amplification.</text:span><text:span/></text:p>
      <text:list text:style-name="WWNum1" text:continue-numbering="true">
        <text:list-item>
          <text:p text:style-name="P79"><text:span text:style-name="T125"/><text:span text:style-name="T126"/></text:p>
        </text:list-item>
      </text:list>
      <text:p text:style-name="P80"><text:span/><text:span/></text:p>
      <text:p text:style-name="P81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8">
      <style:paragraph-properties/>
      <style:text-properties/>
    </style:style>
    <style:style style:parent-style-name="138" style:display-name="Heading 1" style:family="paragraph" style:name="139">
      <style:paragraph-properties fo:margin-top="18pt" fo:margin-bottom="4pt"/>
      <style:text-properties fo:color="#0f4761" fo:font-family="Arial" style:font-family-asian="Arial" style:font-family-complex="Arial" fo:font-size="20pt" style:font-size-complex="20pt"/>
    </style:style>
    <style:style style:parent-style-name="138" style:display-name="Heading 2" style:family="paragraph" style:name="140">
      <style:paragraph-properties fo:margin-top="8pt" fo:margin-bottom="4pt"/>
      <style:text-properties fo:color="#0f4761" fo:font-family="Arial" style:font-family-asian="Arial" style:font-family-complex="Arial" fo:font-size="16pt" style:font-size-complex="16pt"/>
    </style:style>
    <style:style style:parent-style-name="138" style:display-name="Heading 4" style:family="paragraph" style:name="142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8" style:display-name="Heading 5" style:family="paragraph" style:name="143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8" style:display-name="Heading 6" style:family="paragraph" style:name="144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8" style:display-name="Heading 7" style:family="paragraph" style:name="145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8" style:display-name="Heading 8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8" style:display-name="Heading 9" style:family="paragraph" style:name="147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8">
      <style:paragraph-properties/>
    </style:style>
    <style:style style:parent-style-name="148" style:display-name="Heading 1 Char" style:family="text" style:name="150">
      <style:paragraph-properties/>
      <style:text-properties fo:color="#0f4761" fo:font-family="Arial" style:font-family-asian="Arial" style:font-family-complex="Arial" fo:font-size="20pt" style:font-size-complex="20pt"/>
    </style:style>
    <style:style style:parent-style-name="148" style:display-name="Heading 2 Char" style:family="text" style:name="151">
      <style:paragraph-properties/>
      <style:text-properties fo:color="#0f4761" fo:font-family="Arial" style:font-family-asian="Arial" style:font-family-complex="Arial" fo:font-size="16pt" style:font-size-complex="16pt"/>
    </style:style>
    <style:style style:parent-style-name="148" style:display-name="Heading 3 Char" style:family="text" style:name="152">
      <style:paragraph-properties/>
      <style:text-properties fo:color="#0f4761" fo:font-family="Arial" style:font-family-asian="Arial" style:font-family-complex="Arial" fo:font-size="14pt" style:font-size-complex="14pt"/>
    </style:style>
    <style:style style:parent-style-name="148" style:display-name="Heading 4 Char" style:family="text" style:name="153">
      <style:paragraph-properties/>
      <style:text-properties fo:color="#0f4761" fo:font-family="Arial" style:font-family-asian="Arial" style:font-family-complex="Arial" fo:font-style="italic"/>
    </style:style>
    <style:style style:parent-style-name="148" style:display-name="Heading 5 Char" style:family="text" style:name="154">
      <style:paragraph-properties/>
      <style:text-properties fo:color="#0f4761" fo:font-family="Arial" style:font-family-asian="Arial" style:font-family-complex="Arial"/>
    </style:style>
    <style:style style:parent-style-name="148" style:display-name="Heading 6 Char" style:family="text" style:name="155">
      <style:paragraph-properties/>
      <style:text-properties fo:color="#595959" fo:font-family="Arial" style:font-family-asian="Arial" style:font-family-complex="Arial" fo:font-style="italic"/>
    </style:style>
    <style:style style:parent-style-name="148" style:display-name="Heading 7 Char" style:family="text" style:name="156">
      <style:paragraph-properties/>
      <style:text-properties fo:color="#595959" fo:font-family="Arial" style:font-family-asian="Arial" style:font-family-complex="Arial"/>
    </style:style>
    <style:style style:parent-style-name="148" style:display-name="Heading 8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48" style:display-name="Heading 9 Char" style:family="text" style:name="158">
      <style:paragraph-properties/>
      <style:text-properties fo:color="#272727" fo:font-family="Arial" style:font-family-asian="Arial" style:font-family-complex="Arial" fo:font-style="italic"/>
    </style:style>
    <style:style style:parent-style-name="138" style:display-name="Title" style:family="paragraph" style:name="159">
      <style:paragraph-properties fo:line-height="100%" fo:margin-bottom="4pt" style:contextual-spacing="true"/>
      <style:text-properties fo:font-family="Arial" style:font-family-asian="Arial" style:font-family-complex="Arial" fo:font-size="28pt" style:font-size-complex="28pt" fo:letter-spacing="-0.5pt"/>
    </style:style>
    <style:style style:parent-style-name="148" style:display-name="Title Char" style:family="text" style:name="160">
      <style:paragraph-properties/>
      <style:text-properties fo:font-family="Arial" style:font-family-asian="Arial" style:font-family-complex="Arial" fo:font-size="28pt" style:font-size-complex="28pt" fo:letter-spacing="-0.5pt"/>
    </style:style>
    <style:style style:parent-style-name="138" style:display-name="Subtitle" style:family="paragraph" style:name="161">
      <style:paragraph-properties/>
      <style:text-properties fo:color="#595959" fo:font-size="14pt" style:font-size-complex="14pt" fo:letter-spacing="0.75pt"/>
    </style:style>
    <style:style style:parent-style-name="148" style:display-name="Subtitle Char" style:family="text" style:name="162">
      <style:paragraph-properties/>
      <style:text-properties fo:color="#595959" fo:font-size="14pt" style:font-size-complex="14pt" fo:letter-spacing="0.75pt"/>
    </style:style>
    <style:style style:parent-style-name="138" style:display-name="Quote" style:family="paragraph" style:name="163">
      <style:paragraph-properties fo:text-align="center" fo:margin-top="8pt"/>
      <style:text-properties fo:color="#404040" fo:font-style="italic"/>
    </style:style>
    <style:style style:parent-style-name="148" style:display-name="Quote Char" style:family="text" style:name="164">
      <style:paragraph-properties/>
      <style:text-properties fo:color="#404040" fo:font-style="italic"/>
    </style:style>
    <style:style style:parent-style-name="138" style:display-name="List Paragraph" style:family="paragraph" style:name="165">
      <style:paragraph-properties fo:margin-left="1.27cm" style:contextual-spacing="true"/>
    </style:style>
    <style:style style:parent-style-name="148" style:display-name="Intense Emphasis" style:family="text" style:name="166">
      <style:paragraph-properties/>
      <style:text-properties fo:color="#0f4761" fo:font-style="italic"/>
    </style:style>
    <style:style style:parent-style-name="138" style:display-name="Intense Quote" style:family="paragraph" style:name="167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8" style:display-name="Intense Quote Char" style:family="text" style:name="168">
      <style:paragraph-properties/>
      <style:text-properties fo:color="#0f4761" fo:font-style="italic"/>
    </style:style>
    <style:style style:parent-style-name="148" style:display-name="Intense Reference" style:family="text" style:name="169">
      <style:paragraph-properties/>
      <style:text-properties fo:font-variant="small-caps" fo:color="#0f4761" fo:letter-spacing="0.25pt" fo:font-weight="bold"/>
    </style:style>
    <style:style style:parent-style-name="138" style:display-name="No Spacing" style:family="paragraph" style:name="170">
      <style:paragraph-properties fo:line-height="100%" fo:margin-bottom="0pt"/>
    </style:style>
    <style:style style:parent-style-name="148" style:display-name="Subtle Emphasis" style:family="text" style:name="171">
      <style:paragraph-properties/>
      <style:text-properties fo:color="#404040" fo:font-style="italic"/>
    </style:style>
    <style:style style:parent-style-name="148" style:display-name="Strong" style:family="text" style:name="173">
      <style:paragraph-properties/>
      <style:text-properties fo:font-weight="bold"/>
    </style:style>
    <style:style style:parent-style-name="148" style:display-name="Subtle Reference" style:family="text" style:name="174">
      <style:paragraph-properties/>
      <style:text-properties fo:font-variant="small-caps" fo:color="#5a5a5a"/>
    </style:style>
    <style:style style:parent-style-name="148" style:display-name="Book Title" style:family="text" style:name="175">
      <style:paragraph-properties/>
      <style:text-properties fo:letter-spacing="0.25pt" fo:font-style="italic" fo:font-weight="bold"/>
    </style:style>
    <style:style style:parent-style-name="138" style:display-name="Header" style:family="paragraph" style:name="176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8" style:display-name="Header Char" style:family="text" style:name="177">
      <style:paragraph-properties/>
    </style:style>
    <style:style style:parent-style-name="138" style:display-name="Footer" style:family="paragraph" style:name="178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8" style:display-name="Footer Char" style:family="text" style:name="179">
      <style:paragraph-properties/>
    </style:style>
    <style:style style:parent-style-name="138" style:display-name="footnote text" style:family="paragraph" style:name="181">
      <style:paragraph-properties fo:line-height="100%" fo:margin-bottom="0pt"/>
      <style:text-properties fo:font-size="10pt" style:font-size-complex="10pt"/>
    </style:style>
    <style:style style:parent-style-name="148" style:display-name="Footnote Text Char" style:family="text" style:name="182">
      <style:paragraph-properties/>
      <style:text-properties fo:font-size="10pt" style:font-size-complex="10pt"/>
    </style:style>
    <style:style style:parent-style-name="148" style:display-name="footnote reference" style:family="text" style:name="183">
      <style:paragraph-properties/>
      <style:text-properties style:text-position="super 58%"/>
    </style:style>
    <style:style style:parent-style-name="138" style:display-name="endnote text" style:family="paragraph" style:name="184">
      <style:paragraph-properties fo:line-height="100%" fo:margin-bottom="0pt"/>
      <style:text-properties fo:font-size="10pt" style:font-size-complex="10pt"/>
    </style:style>
    <style:style style:parent-style-name="148" style:display-name="Endnote Text Char" style:family="text" style:name="185">
      <style:paragraph-properties/>
      <style:text-properties fo:font-size="10pt" style:font-size-complex="10pt"/>
    </style:style>
    <style:style style:parent-style-name="148" style:display-name="endnote reference" style:family="text" style:name="186">
      <style:paragraph-properties/>
      <style:text-properties style:text-position="super 58%"/>
    </style:style>
    <style:style style:parent-style-name="148" style:display-name="Hyperlink" style:family="text" style:name="18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8" style:display-name="FollowedHyperlink" style:family="text" style:name="188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8" style:display-name="toc 1" style:family="paragraph" style:name="189">
      <style:paragraph-properties fo:margin-bottom="5pt"/>
    </style:style>
    <style:style style:parent-style-name="138" style:display-name="toc 2" style:family="paragraph" style:name="190">
      <style:paragraph-properties fo:margin-left="0.3881cm" fo:margin-bottom="5pt"/>
    </style:style>
    <style:style style:parent-style-name="138" style:display-name="toc 3" style:family="paragraph" style:name="191">
      <style:paragraph-properties fo:margin-left="0.7762cm" fo:margin-bottom="5pt"/>
    </style:style>
    <style:style style:parent-style-name="138" style:display-name="toc 4" style:family="paragraph" style:name="192">
      <style:paragraph-properties fo:margin-left="1.164cm" fo:margin-bottom="5pt"/>
    </style:style>
    <style:style style:parent-style-name="138" style:display-name="toc 5" style:family="paragraph" style:name="193">
      <style:paragraph-properties fo:margin-left="1.552cm" fo:margin-bottom="5pt"/>
    </style:style>
    <style:style style:parent-style-name="138" style:display-name="toc 6" style:family="paragraph" style:name="194">
      <style:paragraph-properties fo:margin-left="1.94cm" fo:margin-bottom="5pt"/>
    </style:style>
    <style:style style:parent-style-name="138" style:display-name="toc 7" style:family="paragraph" style:name="195">
      <style:paragraph-properties fo:margin-left="2.328cm" fo:margin-bottom="5pt"/>
    </style:style>
    <style:style style:parent-style-name="138" style:display-name="toc 8" style:family="paragraph" style:name="196">
      <style:paragraph-properties fo:margin-left="2.717cm" fo:margin-bottom="5pt"/>
    </style:style>
    <style:style style:parent-style-name="138" style:display-name="toc 9" style:family="paragraph" style:name="197">
      <style:paragraph-properties fo:margin-left="3.105cm" fo:margin-bottom="5pt"/>
    </style:style>
    <style:style style:parent-style-name="148" style:display-name="Placeholder Text" style:family="text" style:name="198">
      <style:paragraph-properties/>
      <style:text-properties fo:color="#666666"/>
    </style:style>
    <style:style style:display-name="TOC Heading" style:family="paragraph" style:name="208">
      <style:paragraph-properties/>
    </style:style>
    <style:style style:parent-style-name="138" style:display-name="table of figures" style:family="paragraph" style:name="209">
      <style:paragraph-properties fo:margin-bottom="0pt"/>
    </style:style>
    <style:style style:display-name="DStyle_paragraph" style:family="paragraph" style:name="677">
      <style:paragraph-properties/>
      <style:text-properties fo:color="#000000" fo:font-family="Liberation Serif" style:font-family-asian="Noto Serif CJK SC" style:font-family-complex="Noto Sans Devanagari" fo:font-size="12pt" style:font-size-complex="12pt" fo:language="en" style:language-complex="hi" fo:country="US" style:country-complex="IN"/>
    </style:style>
    <style:style style:parent-style-name="677" style:display-name="Standard" style:family="paragraph" style:name="678">
      <style:paragraph-properties/>
      <style:text-properties/>
    </style:style>
    <style:style style:parent-style-name="678" style:display-name="Heading" style:family="paragraph" style:name="679">
      <style:paragraph-properties fo:margin-top="12pt" fo:margin-bottom="6pt"/>
      <style:text-properties fo:font-family="Liberation Sans" style:font-family-asian="Noto Sans CJK SC" style:font-family-complex="Noto Sans Devanagari" fo:font-size="14pt" style:font-size-complex="14pt"/>
    </style:style>
    <style:style style:parent-style-name="678" style:display-name="Text body" style:family="paragraph" style:name="680">
      <style:paragraph-properties fo:line-height="115%" fo:margin-top="0pt" fo:margin-bottom="7pt"/>
      <style:text-properties/>
    </style:style>
    <style:style style:parent-style-name="680" style:display-name="List" style:family="paragraph" style:name="681">
      <style:paragraph-properties/>
      <style:text-properties style:font-family-complex="Noto Sans Devanagari"/>
    </style:style>
    <style:style style:parent-style-name="678" style:display-name="Caption" style:family="paragraph" style:name="682">
      <style:paragraph-properties fo:margin-top="6pt" fo:margin-bottom="6pt"/>
      <style:text-properties style:font-family-complex="Noto Sans Devanagari" fo:font-size="12pt" style:font-size-complex="12pt" fo:font-style="italic"/>
    </style:style>
    <style:style style:parent-style-name="678" style:display-name="Index" style:family="paragraph" style:name="683">
      <style:paragraph-properties/>
      <style:text-properties style:font-family-complex="Noto Sans Devanagari"/>
    </style:style>
    <style:style style:parent-style-name="679" style:display-name="Heading 3" style:family="paragraph" style:name="684">
      <style:paragraph-properties fo:margin-top="7pt" fo:margin-bottom="6pt"/>
      <style:text-properties fo:font-family="Liberation Serif" style:font-family-asian="Noto Serif CJK SC" style:font-family-complex="Noto Sans Devanagari" fo:font-size="14pt" style:font-size-complex="14pt" fo:font-weight="bold"/>
    </style:style>
    <style:style style:parent-style-name="678" style:display-name="Quotations" style:family="paragraph" style:name="685">
      <style:paragraph-properties fo:margin-left="1cm" fo:margin-right="1cm" fo:text-indent="0cm" fo:margin-top="0pt" fo:margin-bottom="14.15pt"/>
    </style:style>
    <style:style style:parent-style-name="677" style:display-name="Numbering Symbols" style:family="text" style:name="686">
      <style:paragraph-properties/>
    </style:style>
    <style:style style:parent-style-name="677" style:display-name="Strong Emphasis" style:family="text" style:name="687">
      <style:paragraph-properties/>
      <style:text-properties fo:font-weight="bold"/>
    </style:style>
    <style:style style:parent-style-name="677" style:display-name="Bullet Symbols" style:family="text" style:name="688">
      <style:paragraph-properties/>
      <style:text-properties fo:font-family="OpenSymbol" style:font-family-asian="OpenSymbol" style:font-family-complex="OpenSymbol"/>
    </style:style>
    <style:style style:parent-style-name="677" style:display-name="Internet link" style:family="text" style:name="689">
      <style:paragraph-properties/>
      <style:text-properties fo:color="#000080" style:text-underline-type="single" style:text-underline-style="solid" style:text-underline-width="auto" style:text-underline-color="font-color"/>
    </style:style>
    <style:style style:parent-style-name="677" style:display-name="Emphasis" style:family="text" style:name="690">
      <style:paragraph-properties/>
      <style:text-properties fo:font-style="italic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bullet text:level="2" text:style-name="T2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3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4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5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6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7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8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9" text:bullet-char="• ">
        <style:list-level-properties text:list-level-position-and-space-mode="label-alignment">
          <style:list-level-label-alignment fo:text-indent="-0.4992cm" fo:margin-left="11.26cm"/>
        </style:list-level-properties>
        <style:text-properties/>
      </text:list-level-style-bullet>
    </text:list-style>
    <text:list-style style:name="WWNum2">
      <text:list-level-style-bullet text:level="1" text:style-name="T10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1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2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3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4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5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6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7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8" text:bullet-char="• ">
        <style:list-level-properties text:list-level-position-and-space-mode="label-alignment">
          <style:list-level-label-alignment fo:text-indent="-0.4992cm" fo:margin-left="11.26cm"/>
        </style:list-level-properties>
        <style:text-properties/>
      </text:list-level-style-bullet>
    </text:list-style>
    <text:list-style style:name="WWNum3">
      <text:list-level-style-bullet text:level="1" text:style-name="T19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20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21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22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23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24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25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26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27" text:bullet-char="• ">
        <style:list-level-properties text:list-level-position-and-space-mode="label-alignment">
          <style:list-level-label-alignment fo:text-indent="-0.4992cm" fo:margin-left="11.26cm"/>
        </style:list-level-properties>
        <style:text-properties/>
      </text:list-level-style-bullet>
    </text:list-style>
    <text:list-style style:name="WWNum4">
      <text:list-level-style-bullet text:level="1" text:style-name="T28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29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30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31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32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33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34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35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36" text:bullet-char="• ">
        <style:list-level-properties text:list-level-position-and-space-mode="label-alignment">
          <style:list-level-label-alignment fo:text-indent="-0.4992cm" fo:margin-left="11.26cm"/>
        </style:list-level-properties>
        <style:text-properties/>
      </text:list-level-style-bullet>
    </text:list-style>
    <text:list-style style:name="WWNum5">
      <text:list-level-style-bullet text:level="1" text:style-name="T37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38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39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40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41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42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43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44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45" text:bullet-char="• ">
        <style:list-level-properties text:list-level-position-and-space-mode="label-alignment">
          <style:list-level-label-alignment fo:text-indent="-0.4992cm" fo:margin-left="11.26cm"/>
        </style:list-level-properties>
        <style:text-properties/>
      </text:list-level-style-bullet>
    </text:list-style>
    <text:list-style style:name="WWNum6">
      <text:list-level-style-bullet text:level="1" text:style-name="T46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47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48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49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50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51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52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53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54" text:bullet-char="• ">
        <style:list-level-properties text:list-level-position-and-space-mode="label-alignment">
          <style:list-level-label-alignment fo:text-indent="-0.4992cm" fo:margin-left="11.26cm"/>
        </style:list-level-properties>
        <style:text-properties/>
      </text:list-level-style-bullet>
    </text:list-style>
    <text:list-style style:name="WWNum7">
      <text:list-level-style-bullet text:level="1" text:style-name="T5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5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5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5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0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6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6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6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.59cm" fo:page-height="27.94cm" style:print-orientation="portrait" fo:margin-top="2cm" fo:margin-bottom="2cm" fo:margin-left="2cm" fo:margin-right="2cm"/>
    </style:page-layout>
    <style:page-layout style:name="Mpm2">
      <style:page-layout-properties fo:page-width="21.59cm" fo:page-height="27.94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3.1.8</meta:generator>
    <meta:creation-date>2026-03-18T18:59:48Z</meta:creation-date>
  </office:meta>
</office:document-meta>
</file>